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e7f7e" officeooo:paragraph-rsid="000e7f7e" style:font-weight-asian="bold" style:font-weight-complex="bold"/>
    </style:style>
    <style:style style:name="P2" style:family="paragraph" style:parent-style-name="Standard">
      <style:text-properties fo:font-weight="bold" officeooo:rsid="000efa6d" officeooo:paragraph-rsid="000efa6d" style:font-weight-asian="bold" style:font-weight-complex="bold"/>
    </style:style>
    <style:style style:name="P3" style:family="paragraph" style:parent-style-name="Standard">
      <style:text-properties officeooo:paragraph-rsid="000df2de"/>
    </style:style>
    <style:style style:name="P4" style:family="paragraph" style:parent-style-name="Standard">
      <style:text-properties officeooo:rsid="000e7f7e" officeooo:paragraph-rsid="000e7f7e"/>
    </style:style>
    <style:style style:name="P5" style:family="paragraph" style:parent-style-name="Standard">
      <style:text-properties officeooo:paragraph-rsid="000e7f7e"/>
    </style:style>
    <style:style style:name="P6" style:family="paragraph" style:parent-style-name="Standard">
      <style:text-properties officeooo:paragraph-rsid="000efa6d"/>
    </style:style>
    <style:style style:name="P7" style:family="paragraph" style:parent-style-name="Standard">
      <style:text-properties fo:font-weight="normal" officeooo:rsid="000efa6d" officeooo:paragraph-rsid="000efa6d"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f1f35" officeooo:paragraph-rsid="000f1f35" style:font-weight-asian="normal" style:font-weight-complex="normal"/>
    </style:style>
    <style:style style:name="P9" style:family="paragraph" style:parent-style-name="Standard">
      <style:text-properties style:text-underline-style="none" fo:font-weight="normal" officeooo:rsid="000f1f35" officeooo:paragraph-rsid="000f1f35" style:font-weight-asian="normal" style:font-weight-complex="normal"/>
    </style:style>
    <style:style style:name="P10" style:family="paragraph" style:parent-style-name="Standard">
      <style:text-properties style:text-underline-style="none" fo:font-weight="bold" officeooo:rsid="000f1f35" officeooo:paragraph-rsid="000f1f35"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fo:font-weight="bold" officeooo:rsid="000e7f7e" officeooo:paragraph-rsid="000e7f7e" style:font-weight-asian="bold" style:font-weight-complex="bold"/>
    </style:style>
    <style:style style:name="P15" style:family="paragraph" style:parent-style-name="Text_20_body">
      <style:text-properties fo:font-weight="bold" officeooo:rsid="000efa6d" officeooo:paragraph-rsid="000efa6d" style:font-weight-asian="bold" style:font-weight-complex="bold"/>
    </style:style>
    <style:style style:name="P16" style:family="paragraph" style:parent-style-name="Text_20_body" style:list-style-name="L4"/>
    <style:style style:name="P17" style:family="paragraph" style:parent-style-name="Text_20_body">
      <style:text-properties officeooo:rsid="000efa6d" officeooo:paragraph-rsid="000efa6d"/>
    </style:style>
    <style:style style:name="P18" style:family="paragraph" style:parent-style-name="Text_20_body">
      <style:text-properties officeooo:paragraph-rsid="000efa6d"/>
    </style:style>
    <style:style style:name="P19" style:family="paragraph" style:parent-style-name="Text_20_body">
      <style:text-properties fo:font-weight="normal" officeooo:rsid="000efa6d" officeooo:paragraph-rsid="000efa6d" style:font-weight-asian="normal" style:font-weight-complex="normal"/>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list-style-name="L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bold" officeooo:rsid="000df2de" style:font-weight-asian="bold" style:font-weight-complex="bold"/>
    </style:style>
    <style:style style:name="T3" style:family="text">
      <style:text-properties fo:font-weight="bold" officeooo:rsid="000e7f7e" style:font-weight-asian="bold" style:font-weight-complex="bold"/>
    </style:style>
    <style:style style:name="T4" style:family="text">
      <style:text-properties fo:font-weight="bold" officeooo:rsid="000efa6d" style:font-weight-asian="bold" style:font-weight-complex="bold"/>
    </style:style>
    <style:style style:name="T5" style:family="text">
      <style:text-properties officeooo:rsid="000efa6d"/>
    </style:style>
    <style:style style:name="T6" style:family="text">
      <style:text-properties fo:font-weight="normal" style:font-weight-asian="normal" style:font-weight-complex="normal"/>
    </style:style>
    <style:style style:name="T7" style:family="text">
      <style:text-properties fo:font-weight="normal" officeooo:rsid="000efa6d"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bold" officeooo:rsid="000efa6d" style:font-weight-asian="bold" style:font-weight-complex="bold"/>
    </style:style>
    <style:style style:name="T11" style:family="text">
      <style:text-properties style:text-underline-style="none" officeooo:rsid="000efa6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File Locking: </text:span>File locking is a mechanism which allows only one process to access a file at any specific time. By using file locking mechanism, many processes can read/write a single file in a safer way.</text:p>
      <text:p text:style-name="P4"/>
      <text:p text:style-name="P1">Why file locking?</text:p>
      <text:p text:style-name="P5"><text:span text:style-name="T3"><text:tab/></text:span>We will take the following example to understand why file locking is required.</text:p>
      <text:list xml:id="list2403734949566801423" text:style-name="L1">
        <text:list-item>
          <text:p text:style-name="P20">Process “A” opens and reads a file which contains account related information. </text:p>
        </text:list-item>
        <text:list-item>
          <text:p text:style-name="P20">Process “B” also opens the file and reads the information in it. </text:p>
        </text:list-item>
        <text:list-item>
          <text:p text:style-name="P20">Now Process “A” changes the account balance of a record in its copy, and writes it back to the file. </text:p>
        </text:list-item>
        <text:list-item>
          <text:p text:style-name="P20">Process “B” which has no way of knowing that the file is changed since its last read, has the stale original value. It then changes the account balance of the same record, and writes back into the file. </text:p>
        </text:list-item>
        <text:list-item>
          <text:p text:style-name="P11">Now the file will have only the changes done by process “B”. </text:p>
        </text:list-item>
      </text:list>
      <text:p text:style-name="P5"><text:span text:style-name="T3">- -&gt; </text:span>The following are the two types of Linux file locking:</text:p>
      <text:list xml:id="list3021245433378756481" text:style-name="L2">
        <text:list-item>
          <text:p text:style-name="P21">Advisory locking </text:p>
        </text:list-item>
        <text:list-item>
          <text:p text:style-name="P12">Mandatory locking </text:p>
        </text:list-item>
      </text:list>
      <text:p text:style-name="P14">There are several types of advisory locks available in Linux:</text:p>
      <text:list xml:id="list5985612292280056955" text:style-name="L3">
        <text:list-item>
          <text:p text:style-name="P22">BSD locks (flock) </text:p>
        </text:list-item>
        <text:list-item>
          <text:p text:style-name="P22">POSIX record locks (fcntl, lockf) </text:p>
        </text:list-item>
        <text:list-item>
          <text:p text:style-name="P13">Open file description locks (fcntl) </text:p>
        </text:list-item>
      </text:list>
      <text:p text:style-name="P6"><text:span text:style-name="T4">Common Features: </text:span>The following features are common for locks of all types:</text:p>
      <text:list xml:id="list1041000231363142601" text:style-name="L4">
        <text:list-item>
          <text:p text:style-name="P23">All locks support blocking and non-blocking operations. </text:p>
        </text:list-item>
        <text:list-item>
          <text:p text:style-name="P23">Locks are allowed only on files, but not directories. </text:p>
        </text:list-item>
        <text:list-item>
          <text:p text:style-name="P16">Locks are automatically removed when the process exits or terminates. It’s guaranteed that if a lock is acquired, the process acquiring the lock is still alive. </text:p>
        </text:list-item>
      </text:list>
      <text:p text:style-name="P15">BSD locks: <text:span text:style-name="T6">This provided by flock system call</text:span></text:p>
      <text:p text:style-name="P15">Syntax: <text:s/>int flock(int fd, int operation);</text:p>
      <text:p text:style-name="P19">retur <text:s/>values: 0 on success; -1 on failure</text:p>
      <text:p text:style-name="P18"><text:span text:style-name="T4">Example:</text:span><text:bookmark text:name="differing-features"/><text:span text:style-name="T4"> </text:span><text:span text:style-name="T7">Here i am taking two programms (lock.c and lock2.c)</text:span></text:p>
      <text:p text:style-name="P18"><text:span text:style-name="T7">-&gt; From lock.c i am writing into a file(abc) at a time i am reading from file by lock2.c</text:span></text:p>
      <text:p text:style-name="P17"/>
      <text:p text:style-name="P17"/>
      <text:p text:style-name="P17"/>
      <text:p text:style-name="P17"/>
      <text:p text:style-name="P17"/>
      <text:p text:style-name="P17"/>
      <text:p text:style-name="P17"/>
      <text:p text:style-name="P15"><text:soft-page-break/>Lock.c:</text:p>
      <text:p text:style-name="P17"><text:span text:style-name="T6">#include &lt;sys/file.h&gt;</text:span></text:p>
      <text:p text:style-name="P17"><text:span text:style-name="T6">#include&lt;stdio.h&gt;</text:span></text:p>
      <text:p text:style-name="P17"><text:span text:style-name="T6">#include&lt;stdlib.h&gt;</text:span></text:p>
      <text:p text:style-name="P17"><text:span text:style-name="T6">#include &lt;sys/types.h&gt;</text:span></text:p>
      <text:p text:style-name="P17"><text:span text:style-name="T6">#include &lt;sys/stat.h&gt;</text:span></text:p>
      <text:p text:style-name="P17"><text:span text:style-name="T6">#include &lt;fcntl.h&gt;</text:span></text:p>
      <text:p text:style-name="P17"><text:span text:style-name="T6"></text:span></text:p>
      <text:p text:style-name="P17"><text:span text:style-name="T6">int main()</text:span></text:p>
      <text:p text:style-name="P17"><text:span text:style-name="T6">{</text:span></text:p>
      <text:p text:style-name="P17"><text:span text:style-name="T6"><text:s text:c="8"/>int flock_ret,fd,chmod_ret,ret;</text:span></text:p>
      <text:p text:style-name="P17"><text:span text:style-name="T6"><text:s text:c="8"/>fd=open("abc",O_RDWR);</text:span></text:p>
      <text:p text:style-name="P17"><text:span text:style-name="T6"><text:s text:c="8"/>printf("lock_fd:%d\n",fd);</text:span></text:p>
      <text:p text:style-name="P17"><text:span text:style-name="T6"><text:s text:c="8"/>if(fd&lt;0)</text:span></text:p>
      <text:p text:style-name="P17"><text:span text:style-name="T6"><text:s text:c="8"/>{</text:span></text:p>
      <text:p text:style-name="P17"><text:span text:style-name="T6"><text:s text:c="16"/>perror("open fails...");</text:span></text:p>
      <text:p text:style-name="P17"><text:span text:style-name="T6"><text:s text:c="16"/>exit(-1);</text:span></text:p>
      <text:p text:style-name="P17"><text:span text:style-name="T6"><text:s text:c="8"/>}</text:span></text:p>
      <text:p text:style-name="P17"><text:span text:style-name="T6"><text:s text:c="8"/>printf("open success..\n");</text:span></text:p>
      <text:p text:style-name="P17"><text:span text:style-name="T6"></text:span></text:p>
      <text:p text:style-name="P17"><text:span text:style-name="T6"><text:s text:c="8"/>flock_ret=flock(fd, LOCK_EX|LOCK_NB );</text:span></text:p>
      <text:p text:style-name="P17"><text:span text:style-name="T6"><text:s text:c="8"/>if(flock_ret&lt;0)</text:span></text:p>
      <text:p text:style-name="P17"><text:span text:style-name="T6"><text:s text:c="8"/>{</text:span></text:p>
      <text:p text:style-name="P17"><text:span text:style-name="T6"><text:s text:c="16"/>perror("flock fails...");</text:span></text:p>
      <text:p text:style-name="P17"><text:span text:style-name="T6"><text:s text:c="16"/>exit(-1);</text:span></text:p>
      <text:p text:style-name="P17"><text:span text:style-name="T6"><text:s text:c="8"/>}</text:span></text:p>
      <text:p text:style-name="P17"><text:span text:style-name="T6"><text:s text:c="8"/>printf("flock success...\n");</text:span></text:p>
      <text:p text:style-name="P17"><text:span text:style-name="T6">getchar();</text:span></text:p>
      <text:p text:style-name="P17"><text:span text:style-name="T6"><text:s text:c="8"/>ret=write(fd,"ferwerwrwr",10);</text:span></text:p>
      <text:p text:style-name="P17"><text:span text:style-name="T6"><text:s text:c="8"/>if(ret&lt;0)</text:span></text:p>
      <text:p text:style-name="P17"><text:span text:style-name="T6"><text:s text:c="8"/>{</text:span></text:p>
      <text:p text:style-name="P17"><text:soft-page-break/><text:span text:style-name="T6"><text:s text:c="16"/>perror("write..");</text:span></text:p>
      <text:p text:style-name="P17"><text:span text:style-name="T6"><text:s text:c="16"/>exit(-1);</text:span></text:p>
      <text:p text:style-name="P17"><text:span text:style-name="T6"><text:s text:c="8"/>}</text:span></text:p>
      <text:p text:style-name="P17"><text:span text:style-name="T6">printf("write success\n");</text:span></text:p>
      <text:p text:style-name="P17"><text:span text:style-name="T6"></text:span></text:p>
      <text:p text:style-name="P17"><text:span text:style-name="T6"><text:s text:c="8"/>getchar();</text:span></text:p>
      <text:p text:style-name="P17"><text:span text:style-name="T6"></text:span></text:p>
      <text:p text:style-name="P17"><text:span text:style-name="T6">}</text:span></text:p>
      <text:p text:style-name="P2">Lock2.c:</text:p>
      <text:p text:style-name="P7">#include&lt;stdio.h&gt;</text:p>
      <text:p text:style-name="P7">#include&lt;stdlib.h&gt;</text:p>
      <text:p text:style-name="P7">#include &lt;sys/types.h&gt;</text:p>
      <text:p text:style-name="P7">#include &lt;sys/stat.h&gt;</text:p>
      <text:p text:style-name="P7">#include &lt;fcntl.h&gt;</text:p>
      <text:p text:style-name="P7"></text:p>
      <text:p text:style-name="P7">int main()</text:p>
      <text:p text:style-name="P7">{</text:p>
      <text:p text:style-name="P7"><text:s text:c="8"/>int fd,write_ret,flock_ret;</text:p>
      <text:p text:style-name="P7"><text:s text:c="8"/>fd=open("abc",O_RDWR);</text:p>
      <text:p text:style-name="P7"><text:s text:c="8"/>printf("lock2_fd:%d\n",fd);</text:p>
      <text:p text:style-name="P7"><text:s text:c="8"/>if(fd&lt;0)</text:p>
      <text:p text:style-name="P7"><text:s text:c="8"/>{</text:p>
      <text:p text:style-name="P7"><text:s text:c="16"/>perror("open fails..");</text:p>
      <text:p text:style-name="P7"><text:s text:c="16"/>exit(-1);</text:p>
      <text:p text:style-name="P7"><text:s text:c="8"/>}</text:p>
      <text:p text:style-name="P7"><text:s text:c="8"/>printf("open succes...\n");</text:p>
      <text:p text:style-name="P7"><text:s text:c="8"/>flock_ret=flock(fd, LOCK_EX|LOCK_NB);</text:p>
      <text:p text:style-name="P7"><text:s text:c="8"/>if(flock_ret&lt;0)</text:p>
      <text:p text:style-name="P7"><text:s text:c="8"/>{</text:p>
      <text:p text:style-name="P7"><text:s text:c="16"/>perror("flock fails...");</text:p>
      <text:p text:style-name="P7"><text:s text:c="16"/>exit(-1);</text:p>
      <text:p text:style-name="P7"><text:s text:c="8"/>}</text:p>
      <text:p text:style-name="P7"><text:s text:c="8"/>printf("flock success...\n");</text:p>
      <text:p text:style-name="P7"></text:p>
      <text:p text:style-name="P7"><text:s text:c="8"/>getchar();</text:p>
      <text:p text:style-name="P7"><text:s text:c="8"/>char a[10];</text:p>
      <text:p text:style-name="P7"><text:s text:c="8"/>write_ret=read(fd,a,7);</text:p>
      <text:p text:style-name="P7"><text:s text:c="8"/>if(write_ret&lt;0)</text:p>
      <text:p text:style-name="P7"><text:s text:c="8"/>{</text:p>
      <text:p text:style-name="P7"><text:s text:c="16"/>perror("write fails..");</text:p>
      <text:p text:style-name="P7"><text:s text:c="16"/>exit(-1);</text:p>
      <text:p text:style-name="P7"><text:s text:c="8"/>}</text:p>
      <text:p text:style-name="P7"><text:s text:c="8"/>write(1,a,7);</text:p>
      <text:p text:style-name="P7"><text:s text:c="8"/>printf("\n");</text:p>
      <text:p text:style-name="P7">//getchar();</text:p>
      <text:p text:style-name="P7">return 0;</text:p>
      <text:p text:style-name="P7">}</text:p>
      <text:p text:style-name="P7"><text:soft-page-break/><text:span text:style-name="T1">POSIX record locks (fcntl, lockf)</text:span> :</text:p>
      <text:p text:style-name="P7"/>
      <text:p text:style-name="P7"><text:span text:style-name="T1">fcntl(): int fcntl(int fd, int cmd, ... /* arg */ );</text:span></text:p>
      <text:p text:style-name="P7">return values: non zero value for success ;-1 for failure</text:p>
      <text:p text:style-name="P7"><text:span text:style-name="T8">fcntl() structure:</text:span> </text:p>
      <text:p text:style-name="P7">struct flock {</text:p>
      <text:p text:style-name="P7"><text:s text:c="15"/>...</text:p>
      <text:p text:style-name="P7"><text:s text:c="15"/>short l_type; <text:s text:c="3"/>/* Type of lock: F_RDLCK,</text:p>
      <text:p text:style-name="P7"><text:s text:c="35"/>F_WRLCK, F_UNLCK */</text:p>
      <text:p text:style-name="P7"><text:s text:c="15"/>short l_whence; <text:s/>/* How to interpret l_start:</text:p>
      <text:p text:style-name="P7"><text:s text:c="35"/>SEEK_SET, SEEK_CUR, SEEK_END */</text:p>
      <text:p text:style-name="P7"><text:s text:c="15"/>off_t l_start; <text:s text:c="2"/>/* Starting offset for lock */</text:p>
      <text:p text:style-name="P7"><text:s text:c="15"/>off_t l_len; <text:s text:c="4"/>/* Number of bytes to lock */</text:p>
      <text:p text:style-name="P7"><text:s text:c="15"/>pid_t l_pid; <text:s text:c="4"/>/* PID of process blocking our lock</text:p>
      <text:p text:style-name="P7"><text:s text:c="35"/>(F_GETLK only) */</text:p>
      <text:p text:style-name="P7"><text:s text:c="15"/>...</text:p>
      <text:p text:style-name="P7"><text:s text:c="11"/>};</text:p>
      <text:p text:style-name="P8">Example:<text:span text:style-name="T9"> </text:span><text:span text:style-name="T10"><text:s/></text:span><text:span text:style-name="T11">Here i am taking two programms (lock.c and lock2.c)</text:span></text:p>
      <text:p text:style-name="P8"><text:span text:style-name="T11">-&gt; From lock</text:span><text:span text:style-name="T9">1_fcntl</text:span><text:span text:style-name="T11">.c i am writing into a file(abc) at a time i am reading from file by lock2_</text:span><text:span text:style-name="T9">fcntl</text:span><text:span text:style-name="T11">.c</text:span></text:p>
      <text:p text:style-name="P8">Lock1_fcntl.c:</text:p>
      <text:p text:style-name="P8"/>
      <text:p text:style-name="P8"><text:span text:style-name="T11">#include &lt;unistd.h&gt;</text:span></text:p>
      <text:p text:style-name="P8"><text:span text:style-name="T11">#include &lt;fcntl.h&gt;</text:span></text:p>
      <text:p text:style-name="P8"><text:span text:style-name="T11">#include&lt;stdio.h&gt;</text:span></text:p>
      <text:p text:style-name="P8"><text:span text:style-name="T11">#include&lt;stdlib.h&gt;</text:span></text:p>
      <text:p text:style-name="P8"><text:span text:style-name="T11">#include &lt;sys/types.h&gt;</text:span></text:p>
      <text:p text:style-name="P8"><text:span text:style-name="T11">#include &lt;sys/stat.h&gt;</text:span></text:p>
      <text:p text:style-name="P8"><text:span text:style-name="T11"></text:span></text:p>
      <text:p text:style-name="P8"><text:span text:style-name="T11"></text:span></text:p>
      <text:p text:style-name="P8"><text:span text:style-name="T11">int main()</text:span></text:p>
      <text:p text:style-name="P8"><text:span text:style-name="T11">{</text:span></text:p>
      <text:p text:style-name="P8"><text:span text:style-name="T11"><text:s text:c="8"/>int fd,fcntl_ret,write_ret;</text:span></text:p>
      <text:p text:style-name="P8"><text:span text:style-name="T11"><text:s text:c="8"/>struct flock fp;</text:span></text:p>
      <text:p text:style-name="P8"><text:span text:style-name="T11"></text:span></text:p>
      <text:p text:style-name="P8"><text:span text:style-name="T11"><text:s text:c="8"/>fd=open("xyz",O_WRONLY);</text:span></text:p>
      <text:p text:style-name="P8"><text:span text:style-name="T11"><text:s text:c="8"/>if(fd&lt;0)</text:span></text:p>
      <text:p text:style-name="P8"><text:span text:style-name="T11"><text:s text:c="8"/>{</text:span></text:p>
      <text:p text:style-name="P8"><text:span text:style-name="T11"><text:s text:c="16"/>perror("open fails...");</text:span></text:p>
      <text:p text:style-name="P8"><text:span text:style-name="T11"><text:s text:c="16"/>exit(-1);</text:span></text:p>
      <text:p text:style-name="P8"><text:span text:style-name="T11"><text:s text:c="8"/>}</text:span></text:p>
      <text:p text:style-name="P8"><text:span text:style-name="T11"><text:s text:c="8"/>printf("fd:%d\n",fd);</text:span></text:p>
      <text:p text:style-name="P8"><text:span text:style-name="T11"><text:s text:c="8"/>printf("open success...\n");</text:span></text:p>
      <text:p text:style-name="P8"><text:span text:style-name="T11"></text:span></text:p>
      <text:p text:style-name="P8"><text:span text:style-name="T11"><text:s text:c="8"/>fp.l_type=F_WRLCK;</text:span></text:p>
      <text:p text:style-name="P8"><text:span text:style-name="T11"><text:s text:c="8"/>fp.l_whence=SEEK_SET;</text:span></text:p>
      <text:p text:style-name="P8"><text:span text:style-name="T11"><text:s text:c="8"/>fp.l_start = 0; <text:s text:c="8"/>// starting offset is zero</text:span></text:p>
      <text:p text:style-name="P8"><text:span text:style-name="T11"><text:s text:c="8"/>fp.l_len = 0;</text:span></text:p>
      <text:p text:style-name="P8"><text:span text:style-name="T11"><text:s text:c="8"/>fp.l_pid=0;</text:span></text:p>
      <text:p text:style-name="P8"><text:span text:style-name="T11"><text:s text:c="8"/>fcntl_ret=fcntl(fd,F_SETLK,&amp;fp);</text:span></text:p>
      <text:p text:style-name="P8"><text:span text:style-name="T11"><text:s text:c="8"/>if(fcntl_ret&lt;0)</text:span></text:p>
      <text:p text:style-name="P8"><text:span text:style-name="T11"><text:s text:c="8"/>{</text:span></text:p>
      <text:p text:style-name="P8"><text:span text:style-name="T11"><text:s text:c="16"/>perror("fcntl fails..");</text:span></text:p>
      <text:p text:style-name="P8"><text:soft-page-break/><text:span text:style-name="T11"><text:s text:c="16"/>exit(-1);</text:span></text:p>
      <text:p text:style-name="P8"><text:span text:style-name="T11"><text:s text:c="8"/>}</text:span></text:p>
      <text:p text:style-name="P8"><text:span text:style-name="T11"><text:s text:c="8"/>printf("fcntl success...\n");</text:span></text:p>
      <text:p text:style-name="P8"><text:span text:style-name="T11"><text:s text:c="8"/>getchar();</text:span></text:p>
      <text:p text:style-name="P8"><text:span text:style-name="T11"><text:s text:c="8"/>write_ret=write(fd,"Good Evening... everyone",25);</text:span></text:p>
      <text:p text:style-name="P8"><text:span text:style-name="T11"><text:s text:c="8"/>if(write_ret&lt;0)</text:span></text:p>
      <text:p text:style-name="P8"><text:span text:style-name="T11"><text:s text:c="8"/>{</text:span></text:p>
      <text:p text:style-name="P8"><text:span text:style-name="T11"><text:s text:c="16"/>perror("write fails..");</text:span></text:p>
      <text:p text:style-name="P8"><text:span text:style-name="T11"><text:s text:c="16"/>exit(-1);</text:span></text:p>
      <text:p text:style-name="P8"><text:span text:style-name="T11"><text:s text:c="8"/>}</text:span></text:p>
      <text:p text:style-name="P8"><text:span text:style-name="T11"><text:s text:c="8"/>printf("Write success....\n");</text:span></text:p>
      <text:p text:style-name="P8"><text:span text:style-name="T11"><text:s text:c="8"/>getchar();</text:span></text:p>
      <text:p text:style-name="P8"><text:span text:style-name="T11">}</text:span></text:p>
      <text:p text:style-name="P8"/>
      <text:p text:style-name="P8"><text:span text:style-name="T5">L</text:span>ock2_fcntl.c</text:p>
      <text:p text:style-name="P9">#include &lt;unistd.h&gt;</text:p>
      <text:p text:style-name="P9">#include &lt;fcntl.h&gt;</text:p>
      <text:p text:style-name="P9">#include&lt;stdio.h&gt;</text:p>
      <text:p text:style-name="P9">#include&lt;stdlib.h&gt;</text:p>
      <text:p text:style-name="P9">#include &lt;sys/types.h&gt;</text:p>
      <text:p text:style-name="P9">#include &lt;sys/stat.h&gt;</text:p>
      <text:p text:style-name="P9"></text:p>
      <text:p text:style-name="P9"></text:p>
      <text:p text:style-name="P9">int main()</text:p>
      <text:p text:style-name="P9">{</text:p>
      <text:p text:style-name="P9"><text:s text:c="8"/>int fd,fcntl_ret,read_ret;</text:p>
      <text:p text:style-name="P9"><text:s text:c="8"/>struct flock fp;</text:p>
      <text:p text:style-name="P9"></text:p>
      <text:p text:style-name="P9"><text:s text:c="8"/>fd=open("xyz",O_RDONLY);</text:p>
      <text:p text:style-name="P9"><text:s text:c="8"/>if(fd&lt;0)</text:p>
      <text:p text:style-name="P9"><text:s text:c="8"/>{</text:p>
      <text:p text:style-name="P9"><text:s text:c="16"/>perror("open fails...");</text:p>
      <text:p text:style-name="P9"><text:s text:c="16"/>exit(-1);</text:p>
      <text:p text:style-name="P9"><text:s text:c="8"/>}</text:p>
      <text:p text:style-name="P9"><text:s text:c="8"/>printf("fd:%d\n",fd);</text:p>
      <text:p text:style-name="P9"><text:s text:c="8"/>printf("open success...\n");</text:p>
      <text:p text:style-name="P9"><text:s text:c="8"/>//getchar();</text:p>
      <text:p text:style-name="P9"><text:s text:c="8"/>fp.l_type=F_RDLCK;</text:p>
      <text:p text:style-name="P9"><text:s text:c="8"/>fp.l_whence=SEEK_SET;</text:p>
      <text:p text:style-name="P9"><text:s text:c="8"/>fp.l_start = 0; <text:s text:c="8"/>// starting offset is zero</text:p>
      <text:p text:style-name="P9"><text:s text:c="8"/>fp.l_len = 0;</text:p>
      <text:p text:style-name="P9"><text:s text:c="8"/>fp.l_pid=0;</text:p>
      <text:p text:style-name="P9"><text:s text:c="8"/>fcntl_ret=fcntl(fd,F_SETLK,&amp;fp);</text:p>
      <text:p text:style-name="P9"><text:s text:c="8"/>if(fcntl_ret&lt;0)</text:p>
      <text:p text:style-name="P9"><text:s text:c="8"/>{</text:p>
      <text:p text:style-name="P9"><text:s text:c="16"/>perror("fcntl fails..");</text:p>
      <text:p text:style-name="P9"><text:s text:c="16"/>exit(-1);</text:p>
      <text:p text:style-name="P9"><text:s text:c="8"/>}</text:p>
      <text:p text:style-name="P9"><text:s text:c="8"/>printf("fcntl success...\n");</text:p>
      <text:p text:style-name="P9"><text:s text:c="8"/>getchar();</text:p>
      <text:p text:style-name="P9"><text:s text:c="8"/>char a[20];</text:p>
      <text:p text:style-name="P9"><text:s text:c="8"/>read_ret=read(fd,a,25);</text:p>
      <text:p text:style-name="P9"><text:soft-page-break/><text:s text:c="8"/>if(read_ret&lt;0)</text:p>
      <text:p text:style-name="P9"><text:s text:c="8"/>{</text:p>
      <text:p text:style-name="P9"><text:s text:c="16"/>perror("read fails..");</text:p>
      <text:p text:style-name="P9"><text:s text:c="16"/>exit(-1);</text:p>
      <text:p text:style-name="P9"><text:s text:c="8"/>}</text:p>
      <text:p text:style-name="P9"><text:s text:c="8"/>printf("read success....\n");</text:p>
      <text:p text:style-name="P9"><text:s text:c="8"/>write(1,a,15);</text:p>
      <text:p text:style-name="P9"><text:s text:c="8"/>getchar();</text:p>
      <text:p text:style-name="P9">}</text:p>
      <text:p text:style-name="P10">Lockf():</text:p>
      <text:p text:style-name="P10">syntax: <text:s/>int lockf(int fd, int cmd, off_t len);</text:p>
      <text:p text:style-name="P9">return values: 0 on success; -1 on failure</text:p>
      <text:p text:style-name="P9">cmd--&gt; F_LOCK Set <text:s/>an <text:s/>exclusive <text:s/>lock on the specified section of the file. <text:s/>If (part of) this section is already locked, the call blocks until the previous lock is released. <text:s/>If this section overlaps an earlier locked <text:s/>section, <text:s/>both <text:s/>are <text:s/>merged. Fi0e <text:s/>locks <text:s/>are released as soon as the process holding the locks closes some file descriptor for the file. <text:s/>A child process does not inherit these locks.</text:p>
      <text:p text:style-name="P9"></text:p>
      <text:p text:style-name="P9"><text:s text:c="7"/>F_TLOCK</text:p>
      <text:p text:style-name="P9"><text:s text:c="14"/>Same as F_LOCK but the call never blocks and returns an error instead if the file is already locked.</text:p>
      <text:p text:style-name="P9"></text:p>
      <text:p text:style-name="P9"><text:s text:c="7"/>F_ULOCK</text:p>
      <text:p text:style-name="P9"><text:s text:c="14"/>Unlock the indicated section of the file. <text:s/>This may cause a locked section to be split into two locked sections.</text:p>
      <text:p text:style-name="P9"></text:p>
      <text:p text:style-name="P9"><text:s text:c="7"/>F_TEST Test the lock: return 0 if the specified section is unlocked or locked by this <text:s/>process; <text:s/>return <text:s/>-1, <text:s/>set <text:s/>errno <text:s/>to</text:p>
      <text:p text:style-name="P9"><text:s text:c="14"/>EAGAIN (EACCES on some other systems), if another process holds a lock.</text:p>
      <text:p text:style-name="P9"/>
      <text:p text:style-name="P8">Example:<text:span text:style-name="T9"> </text:span><text:span text:style-name="T11">Here i am taking two programms (lock.c and lock2.c)</text:span></text:p>
      <text:p text:style-name="P8"><text:span text:style-name="T11">-&gt; From lock</text:span><text:span text:style-name="T9">f</text:span><text:span text:style-name="T11">.c i am writing into a file(</text:span><text:span text:style-name="T9">pqr</text:span><text:span text:style-name="T11">) at a time i am reading from file by lock</text:span><text:span text:style-name="T9">f</text:span><text:span text:style-name="T11">2.c</text:span></text:p>
      <text:p text:style-name="P8"><text:span text:style-name="T5">l</text:span>ockf1.c</text:p>
      <text:p text:style-name="P9">#include &lt;unistd.h&gt;</text:p>
      <text:p text:style-name="P9">#include&lt;stdio.h&gt;</text:p>
      <text:p text:style-name="P9">#include&lt;stdlib.h&gt;</text:p>
      <text:p text:style-name="P9">#include &lt;sys/types.h&gt;</text:p>
      <text:p text:style-name="P9">#include &lt;sys/stat.h&gt;</text:p>
      <text:p text:style-name="P9">#include &lt;fcntl.h&gt;</text:p>
      <text:p text:style-name="P9">int main()</text:p>
      <text:p text:style-name="P9">{</text:p>
      <text:p text:style-name="P9"><text:s text:c="8"/>int fd,lockf_ret,write_ret;</text:p>
      <text:p text:style-name="P9"><text:s text:c="8"/>off_t lseek_ret;</text:p>
      <text:p text:style-name="P9"><text:s text:c="8"/>fd=open("pqr",O_WRONLY);</text:p>
      <text:p text:style-name="P9"><text:s text:c="8"/>printf("fd:%d\n",fd);</text:p>
      <text:p text:style-name="P9"><text:s text:c="8"/>if(fd&lt;0)</text:p>
      <text:p text:style-name="P9"><text:s text:c="8"/>{</text:p>
      <text:p text:style-name="P9"><text:s text:c="16"/>perror("open fails...");</text:p>
      <text:p text:style-name="P9"><text:s text:c="16"/>exit(-1);</text:p>
      <text:p text:style-name="P9"><text:s text:c="8"/>}</text:p>
      <text:p text:style-name="P9"><text:s text:c="8"/>printf("open success...\n");</text:p>
      <text:p text:style-name="P9"><text:s text:c="8"/>if((lseek_ret=lseek(fd,5,SEEK_SET))&lt;0)</text:p>
      <text:p text:style-name="P9"><text:s text:c="8"/>{</text:p>
      <text:p text:style-name="P9"><text:soft-page-break/><text:s text:c="16"/>perror("lseek fails...\n");</text:p>
      <text:p text:style-name="P9"><text:s text:c="16"/>exit(-1);</text:p>
      <text:p text:style-name="P9"><text:s text:c="8"/>}</text:p>
      <text:p text:style-name="P9"><text:s text:c="8"/>printf("lseek success...\n");</text:p>
      <text:p text:style-name="P9"><text:s text:c="8"/>if((lockf_ret=lockf(fd,F_LOCK,15))&lt;0)</text:p>
      <text:p text:style-name="P9"><text:s text:c="8"/>{</text:p>
      <text:p text:style-name="P9"><text:s text:c="16"/>perror("lockf fails...");</text:p>
      <text:p text:style-name="P9"><text:s text:c="16"/>exit(-1);</text:p>
      <text:p text:style-name="P9"><text:s text:c="8"/>}</text:p>
      <text:p text:style-name="P9"><text:s text:c="8"/>printf("lockf success...\n");</text:p>
      <text:p text:style-name="P9"><text:s text:c="8"/>getchar();</text:p>
      <text:p text:style-name="P9"><text:s text:c="8"/>if((write_ret=write(fd,"12345678910120",14))&lt;0)</text:p>
      <text:p text:style-name="P9"><text:s text:c="8"/>{</text:p>
      <text:p text:style-name="P9"><text:s text:c="16"/>perror("write fails...");</text:p>
      <text:p text:style-name="P9"><text:s text:c="16"/>exit(-1);</text:p>
      <text:p text:style-name="P9"><text:s text:c="8"/>}</text:p>
      <text:p text:style-name="P9"><text:s text:c="8"/>printf("write successs...\n");</text:p>
      <text:p text:style-name="P9">// <text:s text:c="5"/>getchar(); <text:s text:c="5"/></text:p>
      <text:p text:style-name="P9"></text:p>
      <text:p text:style-name="P9">}</text:p>
      <text:p text:style-name="P9"/>
      <text:p text:style-name="P8">Locf2.c:</text:p>
      <text:p text:style-name="P9">#include &lt;unistd.h&gt;</text:p>
      <text:p text:style-name="P9">#include&lt;stdio.h&gt;</text:p>
      <text:p text:style-name="P9">#include&lt;stdlib.h&gt;</text:p>
      <text:p text:style-name="P9">#include &lt;sys/types.h&gt;</text:p>
      <text:p text:style-name="P9">#include &lt;sys/stat.h&gt;</text:p>
      <text:p text:style-name="P9">#include &lt;fcntl.h&gt;</text:p>
      <text:p text:style-name="P9">int main()</text:p>
      <text:p text:style-name="P9">{</text:p>
      <text:p text:style-name="P9"><text:s text:c="8"/>int fd,lockf_ret,read_ret,i;</text:p>
      <text:p text:style-name="P9"><text:s text:c="8"/>off_t lseek_ret;</text:p>
      <text:p text:style-name="P9"><text:s text:c="8"/>fd=open("pqr",O_RDWR);</text:p>
      <text:p text:style-name="P9"><text:s text:c="8"/>printf("fd:%d\n",fd);</text:p>
      <text:p text:style-name="P9"><text:s text:c="8"/>if(fd&lt;0)</text:p>
      <text:p text:style-name="P9"><text:s text:c="8"/>{</text:p>
      <text:p text:style-name="P9"><text:s text:c="16"/>perror("open fails...");</text:p>
      <text:p text:style-name="P9"><text:s text:c="16"/>exit(-1);</text:p>
      <text:p text:style-name="P9"><text:s text:c="8"/>}</text:p>
      <text:p text:style-name="P9"><text:s text:c="8"/>printf("open success...\n");</text:p>
      <text:p text:style-name="P9"><text:s text:c="8"/>if((lseek_ret=lseek(fd,5,SEEK_SET))&lt;0)</text:p>
      <text:p text:style-name="P9"><text:s text:c="8"/>{</text:p>
      <text:p text:style-name="P9"><text:s text:c="16"/>perror("lseek fails...\n");</text:p>
      <text:p text:style-name="P9"><text:s text:c="16"/>exit(-1);</text:p>
      <text:p text:style-name="P9"><text:s text:c="8"/>}</text:p>
      <text:p text:style-name="P9"><text:s text:c="8"/>printf("lseek success...\n");</text:p>
      <text:p text:style-name="P9"><text:s text:c="8"/>if((lockf_ret=lockf(fd,F_LOCK,15))&lt;0)</text:p>
      <text:p text:style-name="P9"><text:s text:c="8"/>{</text:p>
      <text:p text:style-name="P9"><text:s text:c="16"/>perror("lockf fails...");</text:p>
      <text:p text:style-name="P9"><text:s text:c="16"/>exit(-1);</text:p>
      <text:p text:style-name="P9"><text:s text:c="8"/>}</text:p>
      <text:p text:style-name="P9"><text:s text:c="8"/>printf("lockf success...\n");</text:p>
      <text:p text:style-name="P9"><text:soft-page-break/><text:s text:c="8"/>getchar();</text:p>
      <text:p text:style-name="P9"><text:s text:c="8"/>char a[25];</text:p>
      <text:p text:style-name="P9"><text:s text:c="8"/>if((read_ret=read(fd,a,14))&lt;0)</text:p>
      <text:p text:style-name="P9"><text:s text:c="8"/>{</text:p>
      <text:p text:style-name="P9"><text:s text:c="16"/>perror("read fails...");</text:p>
      <text:p text:style-name="P9"><text:s text:c="16"/>exit(-1);</text:p>
      <text:p text:style-name="P9"><text:s text:c="8"/>}</text:p>
      <text:p text:style-name="P9"><text:s text:c="8"/>printf("read successs...\n");</text:p>
      <text:p text:style-name="P9"><text:s text:c="8"/>for(i=0;i&lt;14;i++)</text:p>
      <text:p text:style-name="P9"><text:s text:c="8"/>printf("%c",a[i]);</text:p>
      <text:p text:style-name="P9">// <text:s text:c="5"/>getchar(); <text:s text:c="5"/></text:p>
      <text:p text:style-name="P9"></text:p>
      <text:p text:style-name="P9">}</text:p>
      <text:p text:style-name="P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4:49:35.877506834</meta:creation-date>
    <dc:date>2020-01-23T17:33:00.006645162</dc:date>
    <meta:editing-duration>PT12M43S</meta:editing-duration>
    <meta:editing-cycles>1</meta:editing-cycles>
    <meta:document-statistic meta:table-count="0" meta:image-count="0" meta:object-count="0" meta:page-count="8" meta:paragraph-count="312" meta:word-count="955" meta:character-count="9400" meta:non-whitespace-character-count="6386"/>
    <meta:generator>LibreOffice/4.2.8.2$Linux_X86_64 LibreOffice_project/420m0$Build-2</meta:generator>
  </office:meta>
</office:document-meta>
</file>